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al Status</text:p>
          </table:table-cell>
          <table:table-cell office:value-type="string">
            <text:p>Age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07keSZOkO8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NOvZbEyRAc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sN4XRrcftU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aXB0N3JFU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-</text:p>
          </table:table-cell>
        </table:table-row>
        <table:table-row table:style-name="ro3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eXqyyAzXIE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xrN6dW5lH8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Old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rkl8XP9BSQ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Old</text:p>
          </table:table-cell>
          <table:table-cell table:style-name="ce1" office:value-type="string">
            <text:p>fyVofcglIFE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oung</text:p>
          </table:table-cell>
          <table:table-cell table:style-name="ce1" office:value-type="string">
            <text:p>B9nytffmgWI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qhK5Bo0ljI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SammTUw96Mg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5ul6gzak3A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9887Q4BCAo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piqFtVCURQs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77sVdE6axk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6sRlLxeA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N4Og10qWMZ8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/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-6FQz2DZjw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O3i3IaMdbXg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jFLKKjVlnY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/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hAtDAeu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1A86wyP7hsk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zEYHrdp4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i2Ne3YRStk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Y5C8AZZd80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f2fy-Om23g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rGqP7FHpOE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IHhm7Vrgwo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m2j9xQOWIU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CrUvqvVQHI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 table:number-columns-repeated="2"/>
          <table:table-cell office:value-type="string">
            <text:p>Native Speaker</text:p>
          </table:table-cell>
        </table:table-row>
        <table:table-row table:style-name="ro3">
          <table:table-cell table:style-name="Default" office:value-type="float" office:value="98">
            <text:p>98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3miw6cYp80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_Klvg8YSrJQ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rCYeWPUcMZU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F8yPlAL9_BU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SFZ0paxbxc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sKCUjWk3NE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9AOl7TXT2i4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QCEZ7Okzyw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h1dl4ZQwqaw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 table:number-columns-repeated="2"/>
          <table:table-cell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GzY99HWeME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GvlKquKO4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v2MH517b1I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nlgZhhRUOs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9Vj3UMnp6o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vsVMF7dYLs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pYP7U7y77s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ZPGCbsEdwA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-9oFh5UPTg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BvYxCGRa6v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3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4-tANkReyw</text:p>
          </table:table-cell>
          <table:table-cell table:style-name="ce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4"/>
        </table:table-row>
        <table:table-row table:style-name="ro3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YjM8LOiDYyg</text:p>
          </table:table-cell>
          <table:table-cell table:style-name="ce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4"/>
        </table:table-row>
        <table:table-row table:style-name="ro3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grugZf8jrc</text:p>
          </table:table-cell>
          <table:table-cell table:style-name="ce1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 table:number-columns-repeated="2"/>
        </table:table-row>
        <table:table-row table:style-name="ro3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MQ-kWgmbQ4</text:p>
          </table:table-cell>
          <table:table-cell table:style-name="ce1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3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JmvkjdyL1cw</text:p>
          </table:table-cell>
          <table:table-cell table:style-name="ce1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3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O_sjsowuS8c</text:p>
          </table:table-cell>
          <table:table-cell table:style-name="ce1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 table:number-columns-repeated="2"/>
        </table:table-row>
        <table:table-row table:style-name="ro3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/>
          <table:table-cell table:style-name="ce1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3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BdCYs3egqY</text:p>
          </table:table-cell>
          <table:table-cell table:style-name="ce1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 table:style-name="ce3" office:value-type="string">
            <text:p>Young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4"/>
        </table:table-row>
        <table:table-row table:style-name="ro2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01.10.2020</text:date>, <text:time>17:4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01T17:48:31.49</dc:date>
    <meta:editing-duration>PT23H28M53S</meta:editing-duration>
    <meta:editing-cycles>22</meta:editing-cycles>
    <meta:generator>OpenOffice/4.1.7$Win32 OpenOffice.org_project/417m1$Build-9800</meta:generator>
    <meta:document-statistic meta:table-count="3" meta:cell-count="1039" meta:object-count="0"/>
  </office:meta>
</office:document-meta>
</file>